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language="de" fo:country="DE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6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officeooo:rsid="0019d190" officeooo:paragraph-rsid="0019d190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officeooo:rsid="0018f431" officeooo:paragraph-rsid="0018f43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officeooo:rsid="0019d190" officeooo:paragraph-rsid="0019d190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officeooo:rsid="001f98d1" officeooo:paragraph-rsid="001f98d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officeooo:rsid="002022df" officeooo:paragraph-rsid="002022df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officeooo:rsid="002168eb" officeooo:paragraph-rsid="002168e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officeooo:rsid="0022fca4" officeooo:paragraph-rsid="0022fca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officeooo:rsid="0018f431" officeooo:paragraph-rsid="0018f4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language="de" fo:country="DE" fo:font-style="normal" fo:font-weight="normal" officeooo:rsid="0019ca93" officeooo:paragraph-rsid="00246ad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text-properties fo:color="#000000" officeooo:rsid="0019ca93" officeooo:paragraph-rsid="00246ad2"/>
    </style:style>
    <style:style style:name="P17" style:family="paragraph" style:parent-style-name="Standard">
      <style:text-properties fo:color="#000000" style:font-name="Liberation Serif" fo:font-size="12pt" officeooo:rsid="0019ca93" officeooo:paragraph-rsid="00246ad2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officeooo:paragraph-rsid="00246ad2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22df" style:font-weight-asian="normal" style:font-weight-complex="normal"/>
    </style:style>
    <style:style style:name="T3" style:family="text">
      <style:text-properties fo:font-weight="normal" officeooo:rsid="002168eb" style:font-weight-asian="normal" style:font-weight-complex="normal"/>
    </style:style>
    <style:style style:name="T4" style:family="text">
      <style:text-properties fo:font-weight="normal" officeooo:rsid="0022fca4" style:font-weight-asian="normal" style:font-weight-complex="normal"/>
    </style:style>
    <style:style style:name="T5" style:family="text">
      <style:text-properties officeooo:rsid="001efe8d"/>
    </style:style>
    <style:style style:name="T6" style:family="text">
      <style:text-properties officeooo:rsid="0022fca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ca93"/>
    </style:style>
    <style:style style:name="T9" style:family="text">
      <style:text-properties fo:font-variant="normal" fo:text-transform="none" fo:letter-spacing="normal" fo:font-style="normal" fo:font-weight="normal" officeooo:rsid="0019ca9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1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5cm" fo:min-width="0.8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1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5cm" fo:min-width="4.5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5cm" fo:min-width="0.4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5cm" fo:min-width="0.88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4">Übungsblatt <text:span text:style-name="T5">5</text:span></text:p>
      <text:p text:style-name="P4"/>
      <text:p text:style-name="P4"/>
      <text:p text:style-name="P4">Computergraphik I </text:p>
      <text:p text:style-name="P4">WS 14/1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bgabe: <text:span text:style-name="T5">06</text:span>.0<text:span text:style-name="T5">2</text:span>.2015</text:p>
      <text:p text:style-name="P1"/>
      <text:p text:style-name="P1"/>
      <text:p text:style-name="P1">Gruppe 18</text:p>
      <text:p text:style-name="P1"/>
      <text:p text:style-name="P1">Simon Bahr 350648, </text:p>
      <text:p text:style-name="P1">Friedrich Meckel, 332561</text:p>
      <text:p text:style-name="P1">Tim Spankowski, 345318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ufgabe 2: Theoriefragen</text:p>
      <text:p text:style-name="P2"/>
      <text:p text:style-name="P6"/>
      <text:p text:style-name="P6">1. </text:p>
      <text:p text:style-name="P6"/>
      <text:p text:style-name="P6"/>
      <text:p text:style-name="P7">2.</text:p>
      <text:p text:style-name="P10">a)<text:tab/><text:span text:style-name="T1">Die mittlere Strahlungsdichte wird auch Solarkonstante </text:span><text:span text:style-name="T2">(</text:span><text:span text:style-name="T1">S</text:span><text:span text:style-name="T2">)</text:span><text:span text:style-name="T1"> gennant und gibt an wie viel Energie <text:s/>pro Quadratmeter im Abstand einer Astronomischen Einheit ankommt. </text:span></text:p>
      <text:p text:style-name="P10"><text:span text:style-name="T1">Die Sonne beschreibt eine Kugel und der Abstand von einer AE beschreibt demnach ebenfalls eine Kugel. </text:span></text:p>
      <text:p text:style-name="P10"><text:span text:style-name="T1">Daraus folgt:</text:span></text:p>
      <text:p text:style-name="P10"><text:span text:style-name="T1">L = </text:span><text:span text:style-name="T2">3</text:span><text:span text:style-name="T1">,846*10^</text:span><text:span text:style-name="T2">25</text:span><text:span text:style-name="T1"> W = 4 * Pi * AE</text:span><text:span text:style-name="T2">²</text:span><text:span text:style-name="T1"> * S</text:span></text:p>
      <text:p text:style-name="P10"><text:span text:style-name="T1">1 AE = 149.597.870.700 m</text:span></text:p>
      <text:p text:style-name="P10"><text:span text:style-name="T1">Umgestellt:</text:span></text:p>
      <text:p text:style-name="P10"><text:span text:style-name="T1">S = L / (4 * Pi * AE</text:span><text:span text:style-name="T2">²</text:span><text:span text:style-name="T1">) = </text:span><text:span text:style-name="T2">136,8 W/m²</text:span></text:p>
      <text:p text:style-name="P10"/>
      <text:p text:style-name="P11"><text:span text:style-name="T2">D</text:span><text:span text:style-name="T1">ies ist die mittlere Strahlungsdichte.</text:span></text:p>
      <text:p text:style-name="P10"/>
      <text:p text:style-name="P11"><text:span text:style-name="T1">b) </text:span></text:p>
      <text:p text:style-name="P11"><text:span text:style-name="T3">D</text:span><text:span text:style-name="T1">er 21.6 ist der Tag der Sommersonnenwende und um 12 Uhr steht die Sonn</text:span><text:span text:style-name="T3">e</text:span><text:span text:style-name="T1"> an diesem Tag am höchsten. Berlin ist der Sonne also zu diesem Zeitpunkt soweit zugewandt wie es geht.</text:span></text:p>
      <text:p text:style-name="P11"><text:span text:style-name="T1">Die Bahn der Erde um die Sonne hat eine Neigung von 0°, hier haben wir also keine Abweichung zu berücksichtigen. Die Neigung der Erde beträgt 23,44° die am Tag der Sommersonnenwende voll zum tragen kommt. Berlin (genauer das Rote Rathaus) befindet sich auf dem Breitengrad 52° 31', in dezimale Grad umgerechnet 52,52°. Der Breitengrad wird jedoch vom Äquator aus gezählt. Die Neigung der Rotationsachse jedoch von der gedachten orthogonalen auf der Erdbahn. </text:span></text:p>
      <text:p text:style-name="P11"><text:span text:style-name="T1">Nach der Umrechnung bekommen wir den Breitengrad vom Pol aus: 37,44°.</text:span></text:p>
      <text:p text:style-name="P11"><text:span text:style-name="T1">Diesen addieren wir mit der Neigung: 37,48°+23,44° = 60,92°.</text:span></text:p>
      <text:p text:style-name="P11"/>
      <text:p text:style-name="P11"><text:span text:style-name="T1">Wir nehmen an, dass der Quadratmeter </text:span><text:span text:style-name="T4">in Berlin </text:span><text:span text:style-name="T1">an den Himmelsrichtungen ausgerichtet ist</text:span>.</text:p>
      <text:p text:style-name="P11"><text:span text:style-name="T1">Die Nord-Süd-Kante des Quadratmeters in Berlin schließt den Winkel alpha= 90°-60,92° = 29,08° mit dem einer ideal gedachten orthogonalen ein, auf die die Sonnenstrahlung fällt.</text:span></text:p>
      <text:p text:style-name="P11"><draw:g text:anchor-type="paragraph" draw:z-index="0" draw:style-name="gr1"><draw:line draw:style-name="gr2" draw:text-style-name="P19" svg:x1="3.293cm" svg:y1="1.345cm" svg:x2="3.293cm" svg:y2="4.345cm"><text:p/></draw:line><draw:line draw:style-name="gr3" draw:text-style-name="P19" svg:x1="3.293cm" svg:y1="4.345cm" svg:x2="5.493cm" svg:y2="1.345cm"><text:p/></draw:line><draw:line draw:style-name="gr4" draw:text-style-name="P19" svg:x1="3.293cm" svg:y1="1.345cm" svg:x2="5.593cm" svg:y2="1.345cm"><text:p/></draw:line><draw:polyline draw:style-name="gr5" draw:text-style-name="P19" svg:width="0.708cm" svg:height="0.171cm" svg:x="3.284cm" svg:y="3.173cm" svg:viewBox="0 0 709 172" draw:points="0,0 355,0 677,103 709,172"><text:p/></draw:polyline><draw:line draw:style-name="gr6" draw:text-style-name="P19" svg:x1="3.493cm" svg:y1="3.645cm" svg:x2="3.993cm" svg:y2="4.545cm"><text:p/></draw:line><draw:frame draw:style-name="gr7" draw:text-style-name="P21" svg:width="2.349cm" svg:height="0.983cm" svg:x="3.854cm" svg:y="3.983cm"><draw:text-box><text:p text:style-name="P20"><text:span text:style-name="T10">29.08°</text:span></text:p></draw:text-box></draw:frame><draw:path draw:style-name="gr8" draw:text-style-name="P19" svg:width="0.675cm" svg:height="0.626cm" draw:transform="skewX (0.00244346095279206) rotate (0.218340689424491) translate (3.14993436526708cm 1.45575623445636cm)" svg:viewBox="0 0 676 627" svg:d="M0 612c219 73 376-144 543-235l83-150 36-163 14-64"><text:p/></draw:path><draw:frame draw:style-name="gr9" draw:text-style-name="P21" svg:width="0.682cm" svg:height="0.983cm" svg:x="3.193cm" svg:y="0.945cm"><draw:text-box><text:p text:style-name="P20"><text:span text:style-name="T10">.</text:span></text:p></draw:text-box></draw:frame><draw:frame draw:style-name="gr10" draw:text-style-name="P21" svg:width="8.55cm" svg:height="0.983cm" svg:x="4.793cm" svg:y="2.083cm"><draw:text-box><text:p text:style-name="P20"><text:span text:style-name="T10">1 m (in Berlin auf NS-Achse)</text:span></text:p></draw:text-box></draw:frame><draw:frame draw:style-name="gr11" draw:text-style-name="P21" svg:width="1.634cm" svg:height="0.983cm" svg:x="1.662cm" svg:y="2.145cm"><draw:text-box><text:p text:style-name="P20"><text:span text:style-name="T10">X m</text:span></text:p></draw:text-box></draw:frame><draw:line draw:style-name="gr12" draw:text-style-name="P19" svg:x1="0.161cm" svg:y1="1.644cm" svg:x2="2.361cm" svg:y2="1.644cm"><text:p/></draw:line><draw:frame draw:style-name="gr13" draw:text-style-name="P21" svg:width="2.341cm" svg:height="0.983cm" svg:x="0.03cm" svg:y="0.483cm"><draw:text-box><text:p text:style-name="P20"><text:span text:style-name="T10">Sonne</text:span></text:p></draw:text-box></draw:frame></draw:g></text:p>
      <text:p text:style-name="P11"><text:span text:style-name="T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Wir nutzen die Gesetzmäßigkeiten <text:span text:style-name="T6">eines</text:span> rechtwinkligen Dreiecks um x zu ermitteln.</text:p>
      <text:p text:style-name="P12">cos(29,08°) = x/1 = x = 0,87</text:p>
      <text:p text:style-name="P12"/>
      <text:p text:style-name="P12">Der Quadratmeter in Berlin erhält also nur die 0,87 fache Energie eines ideal gedachten Quadratmeters der orthogonal zu den Sonnenstrahlen steht.. </text:p>
      <text:p text:style-name="P12">Es folgt:</text:p>
      <text:p text:style-name="P12">S*0,87 = 1.189,29 W strahlen auf den Quadratmeter in Berlin. Dieser Wert wird jedoch durch die Atmosphäre abgeschwächt und zwar um 22%. </text:p>
      <text:p text:style-name="P12"><text:soft-page-break/>Auf dem Boden kommen also nur 1.189,29 W * 0,78 = 927,65 W an.</text:p>
      <text:p text:style-name="P12">Es gillt:</text:p>
      <text:p text:style-name="P12">W = J/s und 1 min = 60 s</text:p>
      <text:p text:style-name="P12">Somit können wir errechnen 927,65 J/s * 60s = 55.659 J Lichtenergie erreichen in einer Minute den Quadratmeter in Berlin. <text:span text:style-name="T7"><text:s/></text:span></text:p>
      <text:p text:style-name="P8"/>
      <text:p text:style-name="P8">3.</text:p>
      <text:p text:style-name="P13">Die meisten Verbindungen von Radiosity und Raytracing sind sogenannte Multi-Pass-Lösungen. Dabei werden jeweils ein oder mehrere Durchgänge mit Radiosity und Raytracing gerechnet um die Vorteile beider miteinander zu verbinden.</text:p>
      <text:p text:style-name="P13">Radiosity ist gut um die Sehrichtung unabhängige diffuse Lichtverteilung zu berechnen, und Raytracing um die Sehrichtung abhängige spekulare Lichtverteilung zu berechnen.</text:p>
      <text:p text:style-name="P13">Im einfachen Fall berechnet man erst ein Lichtverteilungsbild mit Radiosity und danach nutzt man Raytracing wobei man bei einem auftreffen die bereits mit Radiosity errechneten diffusen Anteile berücksichtigen kann.</text:p>
      <text:p text:style-name="P14"/>
      <text:p text:style-name="P9"/>
      <text:p text:style-name="P9">4.</text:p>
      <text:p text:style-name="P5"/>
      <text:p text:style-name="P16">Vorteile:</text:p>
      <text:p text:style-name="P17">- Schatten, Beleuchtung, Brechung und Reflexion lassen sich komplett darstellen.</text:p>
      <text:p text:style-name="P17">- Lichtquelle und Beobachter werden simuliert und vereinigt (näher an der realen Physik)</text:p>
      <text:p text:style-name="P18"><text:span text:style-name="T8">- Besser in </text:span><text:span text:style-name="T9">der Berechnung von Kaustiken</text:span></text:p>
      <text:p text:style-name="P16"/>
      <text:p text:style-name="P15">Nachteile:<text:line-break/>- wird die Szene mit zu wenig Strahlen gerendert, ist das Bild verrauscht. Mehr Strahlen → teur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1:04:51.980000000</meta:creation-date>
    <meta:editing-duration>PT30M26S</meta:editing-duration>
    <meta:editing-cycles>8</meta:editing-cycles>
    <meta:generator>LibreOffice/4.2.7.2$Linux_X86_64 LibreOffice_project/420m0$Build-2</meta:generator>
    <dc:date>2015-01-26T13:59:17.401820927</dc:date>
    <meta:document-statistic meta:table-count="0" meta:image-count="0" meta:object-count="0" meta:page-count="3" meta:paragraph-count="45" meta:word-count="505" meta:character-count="3179" meta:non-whitespace-character-count="2709"/>
    <meta:user-defined meta:name="Info 1"/>
    <meta:user-defined meta:name="Info 2"/>
    <meta:user-defined meta:name="Info 3"/>
    <meta:user-defined meta:name="Info 4"/>
  </office:meta>
</office:document-meta>
</file>